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4.3335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6.2398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8354in"/>
    </style:style>
    <style:style style:name="co11" style:family="table-column">
      <style:table-column-properties fo:break-before="auto" style:column-width="3.1134in"/>
    </style:style>
    <style:style style:name="ro2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1.8445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dgame_spawn" table:style-name="ta1" table:print="false">
        <table:table-column table:style-name="co4" table:default-cell-style-name="ce10"/>
        <table:table-column table:style-name="co2" table:number-columns-repeated="7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2" table:number-columns-repeated="1013" table:default-cell-style-name="ce10"/>
        <table:table-row table:style-name="ro2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1013"/>
        </table:table-row>
        <table:table-row table:style-name="ro2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070, z = 2000, facing = 0, spawnRadius = 0, delay = 300, orbitalDrop = false, patrolRoute = {{1500, 1700}, {1300, 200}, {2400, 200}, {3900, 850}, {3900, 850}, {2800, 1300}, {3600, 2400}, {4000, 3100}, }, difficultyAtLeast = 1,  },">
            <text:p>{ name = 'tc_ghoul', x = 107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3]-30" office:value-type="float" office:value="1070">
            <text:p>107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100, z = 2000, facing = 0, spawnRadius = 0, delay = 300, orbitalDrop = false, patrolRoute = {{1500, 1700}, {1300, 200}, {2400, 200}, {3900, 850}, {3900, 850}, {2800, 1300}, {3600, 2400}, {4000, 3100}, }, difficultyAtLeast = 1,  },">
            <text:p>{ name = 'tc_ghoul', x = 110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]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130, z = 2000, facing = 0, spawnRadius = 0, delay = 300, orbitalDrop = false, patrolRoute = {{1500, 1700}, {1300, 200}, {2400, 200}, {3900, 850}, {3900, 850}, {2800, 1300}, {3600, 2400}, {4000, 3100}, }, difficultyAtLeast = 1,  },">
            <text:p>{ name = 'tc_ghoul', x = 1130, z = 200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3]+30" office:value-type="float" office:value="1130">
            <text:p>113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3]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100, z = 1970, facing = 0, spawnRadius = 0, delay = 300, orbitalDrop = false, patrolRoute = {{1500, 1700}, {1300, 200}, {2400, 200}, {3900, 850}, {3900, 850}, {2800, 1300}, {3600, 2400}, {4000, 3100}, }, difficultyAtLeast = 1,  },">
            <text:p>{ name = 'tc_ghoul', x = 1100, z = 1970, facing = 0, spawnRadius = 0, delay = 3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3]" office:value-type="float" office:value="1100">
            <text:p>1100</text:p>
          </table:table-cell>
          <table:table-cell table:style-name="ce11" table:formula="of:=[.D6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]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100, z = 2000, facing = 0, spawnRadius = 0, delay = 300, orbitalDrop = false, patrolRoute = {{1500, 1700}, {1300, 200}, {2400, 200}, {3900, 850}, {3900, 850}, {2800, 1300}, {3600, 2400}, {4000, 3100}, }, difficultyAtLeast = 2,  },">
            <text:p>{ name = 'tc_ghoul', x = 1100, z = 2000, facing = 0, spawnRadius = 0, delay = 3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ghoul</text:p>
          </table:table-cell>
          <table:table-cell table:style-name="ce11" table:formula="of:=[.C5]" office:value-type="float" office:value="1100">
            <text:p>11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5]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100, z = 2030, facing = 0, spawnRadius = 0, delay = 300, orbitalDrop = false, patrolRoute = {{1500, 1700}, {1300, 200}, {2400, 200}, {3900, 850}, {3900, 850}, {2800, 1300}, {3600, 2400}, {4000, 3100}, }, difficultyAtLeast = 2,  },">
            <text:p>{ name = 'tc_ghoul', x = 1100, z = 2030, facing = 0, spawnRadius = 0, delay = 3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ghoul</text:p>
          </table:table-cell>
          <table:table-cell table:style-name="ce11" table:formula="of:=[.C6]" office:value-type="float" office:value="1100">
            <text:p>1100</text:p>
          </table:table-cell>
          <table:table-cell table:style-name="ce11" table:formula="of:=[.D6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5]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/>
          <table:table-cell table:style-name="ce11" table:number-columns-repeated="1008"/>
        </table:table-row>
        <table:table-row table:style-name="ro2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070, z = 2000, facing = 0, spawnRadius = 0, delay = 2100, orbitalDrop = false, patrolRoute = {{1200, 3000}, {1700, 3800}, {3900, 4000}, {2500, 2500}, {3000, 2600}, {3600, 2400}, {4000, 3100}, }, difficultyAtLeast = 1,  },">
            <text:p>{ name = 'tc_ghoul', x = 107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9]-30" office:value-type="float" office:value="1070">
            <text:p>1070</text:p>
          </table:table-cell>
          <table:table-cell table:style-name="ce12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]+60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100, z = 2000, facing = 0, spawnRadius = 0, delay = 2100, orbitalDrop = false, patrolRoute = {{1200, 3000}, {1700, 3800}, {3900, 4000}, {2500, 2500}, {3000, 2600}, {3600, 2400}, {4000, 3100}, }, difficultyAtLeast = 1,  },">
            <text:p>{ name = 'tc_ghoul', x = 110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]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130, z = 2000, facing = 0, spawnRadius = 0, delay = 2100, orbitalDrop = false, patrolRoute = {{1200, 3000}, {1700, 3800}, {3900, 4000}, {2500, 2500}, {3000, 2600}, {3600, 2400}, {4000, 3100}, }, difficultyAtLeast = 1,  },">
            <text:p>{ name = 'tc_ghoul', x = 1130, z = 200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9]+30" office:value-type="float" office:value="1130">
            <text:p>1130</text:p>
          </table:table-cell>
          <table:table-cell table:style-name="ce12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9]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100, z = 1970, facing = 0, spawnRadius = 0, delay = 2100, orbitalDrop = false, patrolRoute = {{1200, 3000}, {1700, 3800}, {3900, 4000}, {2500, 2500}, {3000, 2600}, {3600, 2400}, {4000, 3100}, }, difficultyAtLeast = 1,  },">
            <text:p>{ name = 'tc_ghoul', x = 1100, z = 1970, facing = 0, spawnRadius = 0, delay = 21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9]" office:value-type="float" office:value="1100">
            <text:p>1100</text:p>
          </table:table-cell>
          <table:table-cell table:style-name="ce12" table:formula="of:=[.D12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]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100, z = 2000, facing = 0, spawnRadius = 0, delay = 2100, orbitalDrop = false, patrolRoute = {{1200, 3000}, {1700, 3800}, {3900, 4000}, {2500, 2500}, {3000, 2600}, {3600, 2400}, {4000, 3100}, }, difficultyAtLeast = 2,  },">
            <text:p>{ name = 'tc_ghoul', x = 1100, z = 2000, facing = 0, spawnRadius = 0, delay = 21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ghoul</text:p>
          </table:table-cell>
          <table:table-cell table:style-name="ce12" table:formula="of:=[.C11]" office:value-type="float" office:value="1100">
            <text:p>1100</text:p>
          </table:table-cell>
          <table:table-cell table:style-name="ce12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]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100, z = 2030, facing = 0, spawnRadius = 0, delay = 2100, orbitalDrop = false, patrolRoute = {{1200, 3000}, {1700, 3800}, {3900, 4000}, {2500, 2500}, {3000, 2600}, {3600, 2400}, {4000, 3100}, }, difficultyAtLeast = 2,  },">
            <text:p>{ name = 'tc_ghoul', x = 1100, z = 2030, facing = 0, spawnRadius = 0, delay = 21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ghoul</text:p>
          </table:table-cell>
          <table:table-cell table:style-name="ce12" table:formula="of:=[.C12]" office:value-type="float" office:value="1100">
            <text:p>1100</text:p>
          </table:table-cell>
          <table:table-cell table:style-name="ce12" table:formula="of:=[.D12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]" office:value-type="float" office:value="70">
            <text:p>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2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1070, z = 2000, facing = 0, spawnRadius = 0, delay = 3900, orbitalDrop = false, patrolRoute = {{1500, 1700}, {1300, 200}, {2400, 200}, {3900, 850}, {3900, 850}, {2800, 1300}, {3600, 2400}, {4000, 3100}, }, difficultyAtLeast = 1,  },">
            <text:p>{ name = 'tc_ghoul', x = 107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15]-30" office:value-type="float" office:value="1070">
            <text:p>107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]+60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1100, z = 2000, facing = 0, spawnRadius = 0, delay = 3900, orbitalDrop = false, patrolRoute = {{1500, 1700}, {1300, 200}, {2400, 200}, {3900, 850}, {3900, 850}, {2800, 1300}, {3600, 2400}, {4000, 3100}, }, difficultyAtLeast = 1,  },">
            <text:p>{ name = 'tc_ghoul', x = 110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4]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130, z = 2000, facing = 0, spawnRadius = 0, delay = 3900, orbitalDrop = false, patrolRoute = {{1500, 1700}, {1300, 200}, {2400, 200}, {3900, 850}, {3900, 850}, {2800, 1300}, {3600, 2400}, {4000, 3100}, }, difficultyAtLeast = 1,  },">
            <text:p>{ name = 'tc_gunner', x = 1130, z = 200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unner</text:p>
          </table:table-cell>
          <table:table-cell table:style-name="ce11" table:formula="of:=[.C15]+30" office:value-type="float" office:value="1130">
            <text:p>113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5]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100, z = 1970, facing = 0, spawnRadius = 0, delay = 3900, orbitalDrop = false, patrolRoute = {{1500, 1700}, {1300, 200}, {2400, 200}, {3900, 850}, {3900, 850}, {2800, 1300}, {3600, 2400}, {4000, 3100}, }, difficultyAtLeast = 1,  },">
            <text:p>{ name = 'tc_gunner', x = 1100, z = 1970, facing = 0, spawnRadius = 0, delay = 39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unner</text:p>
          </table:table-cell>
          <table:table-cell table:style-name="ce11" table:formula="of:=[.C15]" office:value-type="float" office:value="1100">
            <text:p>1100</text:p>
          </table:table-cell>
          <table:table-cell table:style-name="ce11" table:formula="of:=[.D18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6]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100, z = 2000, facing = 0, spawnRadius = 0, delay = 3900, orbitalDrop = false, patrolRoute = {{1500, 1700}, {1300, 200}, {2400, 200}, {3900, 850}, {3900, 850}, {2800, 1300}, {3600, 2400}, {4000, 3100}, }, difficultyAtLeast = 2,  },">
            <text:p>{ name = 'tc_mage', x = 1100, z = 2000, facing = 0, spawnRadius = 0, delay = 39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mage</text:p>
          </table:table-cell>
          <table:table-cell table:style-name="ce11" table:formula="of:=[.C17]" office:value-type="float" office:value="1100">
            <text:p>11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7]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100, z = 2030, facing = 0, spawnRadius = 0, delay = 3900, orbitalDrop = false, patrolRoute = {{1500, 1700}, {1300, 200}, {2400, 200}, {3900, 850}, {3900, 850}, {2800, 1300}, {3600, 2400}, {4000, 3100}, }, difficultyAtLeast = 2,  },">
            <text:p>{ name = 'tc_mage', x = 1100, z = 2030, facing = 0, spawnRadius = 0, delay = 39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mage</text:p>
          </table:table-cell>
          <table:table-cell table:style-name="ce11" table:formula="of:=[.C18]" office:value-type="float" office:value="1100">
            <text:p>1100</text:p>
          </table:table-cell>
          <table:table-cell table:style-name="ce11" table:formula="of:=[.D18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7]" office:value-type="float" office:value="130">
            <text:p>1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unner', x = 1070, z = 2000, facing = 0, spawnRadius = 0, delay = 4800, orbitalDrop = false, patrolRoute = {{1200, 3000}, {1700, 3800}, {3900, 4000}, {2500, 2500}, {3000, 2600}, {3600, 2400}, {4000, 3100}, }, difficultyAtLeast = 1,  },">
            <text:p>{ name = 'tc_gunner', x = 107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unner</text:p>
          </table:table-cell>
          <table:table-cell table:style-name="ce12" table:formula="of:=[.C21]-30" office:value-type="float" office:value="1070">
            <text:p>1070</text:p>
          </table:table-cell>
          <table:table-cell table:style-name="ce12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4]+30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100, z = 2000, facing = 0, spawnRadius = 0, delay = 4800, orbitalDrop = false, patrolRoute = {{1200, 3000}, {1700, 3800}, {3900, 4000}, {2500, 2500}, {3000, 2600}, {3600, 2400}, {4000, 3100}, }, difficultyAtLeast = 1,  },">
            <text:p>{ name = 'tc_gunner', x = 110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unner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0]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2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bonebeast', x = 1130, z = 2000, facing = 0, spawnRadius = 0, delay = 4800, orbitalDrop = false, patrolRoute = {{1200, 3000}, {1700, 3800}, {3900, 4000}, {2500, 2500}, {3000, 2600}, {3600, 2400}, {4000, 3100}, }, difficultyAtLeast = 1,  },">
            <text:p>{ name = 'tc_bonebeast', x = 1130, z = 200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bonebeast</text:p>
          </table:table-cell>
          <table:table-cell table:style-name="ce12" table:formula="of:=[.C21]+30" office:value-type="float" office:value="1130">
            <text:p>1130</text:p>
          </table:table-cell>
          <table:table-cell table:style-name="ce12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1]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2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bonebeast', x = 1100, z = 1970, facing = 0, spawnRadius = 0, delay = 4800, orbitalDrop = false, patrolRoute = {{1200, 3000}, {1700, 3800}, {3900, 4000}, {2500, 2500}, {3000, 2600}, {3600, 2400}, {4000, 3100}, }, difficultyAtLeast = 1,  },">
            <text:p>{ name = 'tc_bonebeast', x = 1100, z = 1970, facing = 0, spawnRadius = 0, delay = 48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bonebeast</text:p>
          </table:table-cell>
          <table:table-cell table:style-name="ce12" table:formula="of:=[.C21]" office:value-type="float" office:value="1100">
            <text:p>1100</text:p>
          </table:table-cell>
          <table:table-cell table:style-name="ce12" table:formula="of:=[.D24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2]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2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rictus', x = 1100, z = 2000, facing = 0, spawnRadius = 0, delay = 4800, orbitalDrop = false, patrolRoute = {{1200, 3000}, {1700, 3800}, {3900, 4000}, {2500, 2500}, {3000, 2600}, {3600, 2400}, {4000, 3100}, }, difficultyAtLeast = 2,  },">
            <text:p>{ name = 'tc_rictus', x = 1100, z = 2000, facing = 0, spawnRadius = 0, delay = 48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rictus</text:p>
          </table:table-cell>
          <table:table-cell table:style-name="ce12" table:formula="of:=[.C23]" office:value-type="float" office:value="1100">
            <text:p>1100</text:p>
          </table:table-cell>
          <table:table-cell table:style-name="ce12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3]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23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rictus', x = 1100, z = 2030, facing = 0, spawnRadius = 0, delay = 4800, orbitalDrop = false, patrolRoute = {{1200, 3000}, {1700, 3800}, {3900, 4000}, {2500, 2500}, {3000, 2600}, {3600, 2400}, {4000, 3100}, }, difficultyAtLeast = 2,  },">
            <text:p>{ name = 'tc_rictus', x = 1100, z = 2030, facing = 0, spawnRadius = 0, delay = 48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rictus</text:p>
          </table:table-cell>
          <table:table-cell table:style-name="ce12" table:formula="of:=[.C24]" office:value-type="float" office:value="1100">
            <text:p>1100</text:p>
          </table:table-cell>
          <table:table-cell table:style-name="ce12" table:formula="of:=[.D24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3]" office:value-type="float" office:value="160">
            <text:p>1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24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1070, z = 2000, facing = 0, spawnRadius = 0, delay = 5700, orbitalDrop = false, patrolRoute = {{1500, 1700}, {1300, 200}, {2400, 200}, {3900, 850}, {3900, 850}, {2800, 1300}, {3600, 2400}, {4000, 3100}, }, difficultyAtLeast = 1,  },">
            <text:p>{ name = 'tc_ghoul', x = 107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27]-30" office:value-type="float" office:value="1070">
            <text:p>107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0]+30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1100, z = 2000, facing = 0, spawnRadius = 0, delay = 5700, orbitalDrop = false, patrolRoute = {{1500, 1700}, {1300, 200}, {2400, 200}, {3900, 850}, {3900, 850}, {2800, 1300}, {3600, 2400}, {4000, 3100}, }, difficultyAtLeast = 1,  },">
            <text:p>{ name = 'tc_ghoul', x = 110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6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2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130, z = 2000, facing = 0, spawnRadius = 0, delay = 5700, orbitalDrop = false, patrolRoute = {{1500, 1700}, {1300, 200}, {2400, 200}, {3900, 850}, {3900, 850}, {2800, 1300}, {3600, 2400}, {4000, 3100}, }, difficultyAtLeast = 1,  },">
            <text:p>{ name = 'tc_gunner', x = 1130, z = 200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unner</text:p>
          </table:table-cell>
          <table:table-cell table:style-name="ce11" table:formula="of:=[.C27]+30" office:value-type="float" office:value="1130">
            <text:p>113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7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2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100, z = 1970, facing = 0, spawnRadius = 0, delay = 5700, orbitalDrop = false, patrolRoute = {{1500, 1700}, {1300, 200}, {2400, 200}, {3900, 850}, {3900, 850}, {2800, 1300}, {3600, 2400}, {4000, 3100}, }, difficultyAtLeast = 1,  },">
            <text:p>{ name = 'tc_gunner', x = 1100, z = 1970, facing = 0, spawnRadius = 0, delay = 57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unner</text:p>
          </table:table-cell>
          <table:table-cell table:style-name="ce11" table:formula="of:=[.C27]" office:value-type="float" office:value="1100">
            <text:p>1100</text:p>
          </table:table-cell>
          <table:table-cell table:style-name="ce11" table:formula="of:=[.D30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8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2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mage', x = 1100, z = 2000, facing = 0, spawnRadius = 0, delay = 5700, orbitalDrop = false, patrolRoute = {{1500, 1700}, {1300, 200}, {2400, 200}, {3900, 850}, {3900, 850}, {2800, 1300}, {3600, 2400}, {4000, 3100}, }, difficultyAtLeast = 2,  },">
            <text:p>{ name = 'tc_mage', x = 1100, z = 200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mage</text:p>
          </table:table-cell>
          <table:table-cell table:style-name="ce11" table:formula="of:=[.C29]" office:value-type="float" office:value="1100">
            <text:p>11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9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2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100, z = 2030, facing = 0, spawnRadius = 0, delay = 5700, orbitalDrop = false, patrolRoute = {{1500, 1700}, {1300, 200}, {2400, 200}, {3900, 850}, {3900, 850}, {2800, 1300}, {3600, 2400}, {4000, 3100}, }, difficultyAtLeast = 2,  },">
            <text:p>{ name = 'tc_bonebeast', x = 1100, z = 203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bonebeast</text:p>
          </table:table-cell>
          <table:table-cell table:style-name="ce11" table:formula="of:=[.C30]" office:value-type="float" office:value="1100">
            <text:p>1100</text:p>
          </table:table-cell>
          <table:table-cell table:style-name="ce11" table:formula="of:=[.D30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29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3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070, z = 1970, facing = 0, spawnRadius = 0, delay = 5700, orbitalDrop = false, patrolRoute = {{1500, 1700}, {1300, 200}, {2400, 200}, {3900, 850}, {3900, 850}, {2800, 1300}, {3600, 2400}, {4000, 3100}, }, difficultyAtLeast = 3,  },">
            <text:p>{ name = 'tc_bonebeast', x = 1070, z = 1970, facing = 0, spawnRadius = 0, delay = 5700, orbitalDrop = false, patrolRoute = {{1500, 1700}, {1300, 200}, {2400, 200}, {3900, 850}, {3900, 850}, {2800, 1300}, {3600, 2400}, {4000, 3100}, }, difficultyAtLeast = 3, <text:s/>},</text:p>
          </table:table-cell>
          <table:table-cell table:style-name="ce11" office:value-type="string">
            <text:p>tc_bonebeast</text:p>
          </table:table-cell>
          <table:table-cell table:style-name="ce11" table:formula="of:=[.C26]" office:value-type="float" office:value="1070">
            <text:p>1070</text:p>
          </table:table-cell>
          <table:table-cell table:style-name="ce11" table:formula="of:=[.D29]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30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3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rictus', x = 1100, z = 2000, facing = 0, spawnRadius = 0, delay = 5700, orbitalDrop = false, patrolRoute = {{1500, 1700}, {1300, 200}, {2400, 200}, {3900, 850}, {3900, 850}, {2800, 1300}, {3600, 2400}, {4000, 3100}, }, difficultyAtLeast = 2,  },">
            <text:p>{ name = 'tc_rictus', x = 1100, z = 2000, facing = 0, spawnRadius = 0, delay = 57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rictus</text:p>
          </table:table-cell>
          <table:table-cell table:style-name="ce11" table:formula="of:=[.C27]" office:value-type="float" office:value="1100">
            <text:p>11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31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3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2">
          <table:table-cell table:style-name="ce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rictus', x = 1130, z = 2030, facing = 0, spawnRadius = 0, delay = 5700, orbitalDrop = false, patrolRoute = {{1500, 1700}, {1300, 200}, {2400, 200}, {3900, 850}, {3900, 850}, {2800, 1300}, {3600, 2400}, {4000, 3100}, }, difficultyAtLeast = 3,  },">
            <text:p>{ name = 'tc_rictus', x = 1130, z = 2030, facing = 0, spawnRadius = 0, delay = 5700, orbitalDrop = false, patrolRoute = {{1500, 1700}, {1300, 200}, {2400, 200}, {3900, 850}, {3900, 850}, {2800, 1300}, {3600, 2400}, {4000, 3100}, }, difficultyAtLeast = 3, <text:s/>},</text:p>
          </table:table-cell>
          <table:table-cell table:style-name="ce11" office:value-type="string">
            <text:p>tc_rictus</text:p>
          </table:table-cell>
          <table:table-cell table:style-name="ce11" table:formula="of:=[.C28]" office:value-type="float" office:value="1130">
            <text:p>1130</text:p>
          </table:table-cell>
          <table:table-cell table:style-name="ce11" table:formula="of:=[.D31]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32]" office:value-type="float" office:value="190">
            <text:p>1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3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13"/>
        </table:table-row>
        <table:table-row table:style-name="ro2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houl', x = 1070, z = 2000, facing = 0, spawnRadius = 0, delay = 6600, orbitalDrop = false, patrolRoute = {{1200, 3000}, {1700, 3800}, {3900, 4000}, {2500, 2500}, {3000, 2600}, {3600, 2400}, {4000, 3100}, }, difficultyAtLeast = 1,  },">
            <text:p>{ name = 'tc_ghoul', x = 107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36]-30" office:value-type="float" office:value="1070">
            <text:p>1070</text:p>
          </table:table-cell>
          <table:table-cell table:style-name="ce12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29]+30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houl', x = 1100, z = 2000, facing = 0, spawnRadius = 0, delay = 6600, orbitalDrop = false, patrolRoute = {{1200, 3000}, {1700, 3800}, {3900, 4000}, {2500, 2500}, {3000, 2600}, {3600, 2400}, {4000, 3100}, }, difficultyAtLeast = 1,  },">
            <text:p>{ name = 'tc_ghoul', x = 110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5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gunner', x = 1130, z = 2000, facing = 0, spawnRadius = 0, delay = 6600, orbitalDrop = false, patrolRoute = {{1200, 3000}, {1700, 3800}, {3900, 4000}, {2500, 2500}, {3000, 2600}, {3600, 2400}, {4000, 3100}, }, difficultyAtLeast = 1,  },">
            <text:p>{ name = 'tc_gunner', x = 1130, z = 200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unner</text:p>
          </table:table-cell>
          <table:table-cell table:style-name="ce12" table:formula="of:=[.C36]+30" office:value-type="float" office:value="1130">
            <text:p>1130</text:p>
          </table:table-cell>
          <table:table-cell table:style-name="ce12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6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unner', x = 1100, z = 1970, facing = 0, spawnRadius = 0, delay = 6600, orbitalDrop = false, patrolRoute = {{1200, 3000}, {1700, 3800}, {3900, 4000}, {2500, 2500}, {3000, 2600}, {3600, 2400}, {4000, 3100}, }, difficultyAtLeast = 1,  },">
            <text:p>{ name = 'tc_gunner', x = 1100, z = 1970, facing = 0, spawnRadius = 0, delay = 66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unner</text:p>
          </table:table-cell>
          <table:table-cell table:style-name="ce12" table:formula="of:=[.C36]" office:value-type="float" office:value="1100">
            <text:p>1100</text:p>
          </table:table-cell>
          <table:table-cell table:style-name="ce12" table:formula="of:=[.D39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7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mage', x = 1100, z = 2000, facing = 0, spawnRadius = 0, delay = 6600, orbitalDrop = false, patrolRoute = {{1200, 3000}, {1700, 3800}, {3900, 4000}, {2500, 2500}, {3000, 2600}, {3600, 2400}, {4000, 3100}, }, difficultyAtLeast = 2,  },">
            <text:p>{ name = 'tc_mage', x = 1100, z = 200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mage</text:p>
          </table:table-cell>
          <table:table-cell table:style-name="ce12" table:formula="of:=[.C38]" office:value-type="float" office:value="1100">
            <text:p>1100</text:p>
          </table:table-cell>
          <table:table-cell table:style-name="ce12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8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tc_bonebeast', x = 1100, z = 2030, facing = 0, spawnRadius = 0, delay = 6600, orbitalDrop = false, patrolRoute = {{1200, 3000}, {1700, 3800}, {3900, 4000}, {2500, 2500}, {3000, 2600}, {3600, 2400}, {4000, 3100}, }, difficultyAtLeast = 2,  },">
            <text:p>{ name = 'tc_bonebeast', x = 1100, z = 203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bonebeast</text:p>
          </table:table-cell>
          <table:table-cell table:style-name="ce12" table:formula="of:=[.C39]" office:value-type="float" office:value="1100">
            <text:p>1100</text:p>
          </table:table-cell>
          <table:table-cell table:style-name="ce12" table:formula="of:=[.D39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8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bonebeast', x = 1070, z = 1970, facing = 0, spawnRadius = 0, delay = 6600, orbitalDrop = false, patrolRoute = {{1200, 3000}, {1700, 3800}, {3900, 4000}, {2500, 2500}, {3000, 2600}, {3600, 2400}, {4000, 3100}, }, difficultyAtLeast = 3,  },">
            <text:p>{ name = 'tc_bonebeast', x = 1070, z = 1970, facing = 0, spawnRadius = 0, delay = 6600, orbitalDrop = false, patrolRoute = {{1200, 3000}, {1700, 3800}, {3900, 4000}, {2500, 2500}, {3000, 2600}, {3600, 2400}, {4000, 3100}, }, difficultyAtLeast = 3, <text:s/>},</text:p>
          </table:table-cell>
          <table:table-cell table:style-name="ce12" office:value-type="string">
            <text:p>tc_bonebeast</text:p>
          </table:table-cell>
          <table:table-cell table:style-name="ce12" table:formula="of:=[.C35]" office:value-type="float" office:value="1070">
            <text:p>1070</text:p>
          </table:table-cell>
          <table:table-cell table:style-name="ce12" table:formula="of:=[.D38]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39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rictus', x = 1100, z = 2000, facing = 0, spawnRadius = 0, delay = 6600, orbitalDrop = false, patrolRoute = {{1200, 3000}, {1700, 3800}, {3900, 4000}, {2500, 2500}, {3000, 2600}, {3600, 2400}, {4000, 3100}, }, difficultyAtLeast = 2,  },">
            <text:p>{ name = 'tc_rictus', x = 1100, z = 2000, facing = 0, spawnRadius = 0, delay = 66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rictus</text:p>
          </table:table-cell>
          <table:table-cell table:style-name="ce12" table:formula="of:=[.C36]" office:value-type="float" office:value="1100">
            <text:p>1100</text:p>
          </table:table-cell>
          <table:table-cell table:style-name="ce12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40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2">
          <table:table-cell table:style-name="ce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rictus', x = 1130, z = 2030, facing = 0, spawnRadius = 0, delay = 6600, orbitalDrop = false, patrolRoute = {{1200, 3000}, {1700, 3800}, {3900, 4000}, {2500, 2500}, {3000, 2600}, {3600, 2400}, {4000, 3100}, }, difficultyAtLeast = 3,  },">
            <text:p>{ name = 'tc_rictus', x = 1130, z = 2030, facing = 0, spawnRadius = 0, delay = 6600, orbitalDrop = false, patrolRoute = {{1200, 3000}, {1700, 3800}, {3900, 4000}, {2500, 2500}, {3000, 2600}, {3600, 2400}, {4000, 3100}, }, difficultyAtLeast = 3, <text:s/>},</text:p>
          </table:table-cell>
          <table:table-cell table:style-name="ce12" office:value-type="string">
            <text:p>tc_rictus</text:p>
          </table:table-cell>
          <table:table-cell table:style-name="ce12" table:formula="of:=[.C37]" office:value-type="float" office:value="1130">
            <text:p>1130</text:p>
          </table:table-cell>
          <table:table-cell table:style-name="ce12" table:formula="of:=[.D40]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41]" office:value-type="float" office:value="220">
            <text:p>22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2">
          <table:table-cell table:style-name="ce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1070, z = 2000, facing = 0, spawnRadius = 0, delay = 7500, orbitalDrop = false, patrolRoute = {{1500, 1700}, {1300, 200}, {2400, 200}, {3900, 850}, {3900, 850}, {2800, 1300}, {3600, 2400}, {4000, 3100}, }, difficultyAtLeast = 1,  },">
            <text:p>{ name = 'tc_ghoul', x = 107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45]-30" office:value-type="float" office:value="1070">
            <text:p>107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38]+30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1,  },">
            <text:p>{ name = 'tc_ghoul', x = 110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44]" office:value-type="string" office:string-value="tc_ghoul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4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ghoul', x = 1130, z = 2000, facing = 0, spawnRadius = 0, delay = 7500, orbitalDrop = false, patrolRoute = {{1500, 1700}, {1300, 200}, {2400, 200}, {3900, 850}, {3900, 850}, {2800, 1300}, {3600, 2400}, {4000, 3100}, }, difficultyAtLeast = 1,  },">
            <text:p>{ name = 'tc_ghoul', x = 113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45]" office:value-type="string" office:string-value="tc_ghoul">
            <text:p>tc_ghoul</text:p>
          </table:table-cell>
          <table:table-cell table:style-name="ce11" table:formula="of:=[.C45]+30" office:value-type="float" office:value="1130">
            <text:p>113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5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tc_ghoul', x = 1100, z = 1970, facing = 0, spawnRadius = 0, delay = 7500, orbitalDrop = false, patrolRoute = {{1500, 1700}, {1300, 200}, {2400, 200}, {3900, 850}, {3900, 850}, {2800, 1300}, {3600, 2400}, {4000, 3100}, }, difficultyAtLeast = 1,  },">
            <text:p>{ name = 'tc_ghoul', x = 1100, z = 197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46]" office:value-type="string" office:string-value="tc_ghoul">
            <text:p>tc_ghoul</text:p>
          </table:table-cell>
          <table:table-cell table:style-name="ce11" table:formula="of:=[.C45]" office:value-type="float" office:value="1100">
            <text:p>1100</text:p>
          </table:table-cell>
          <table:table-cell table:style-name="ce11" table:formula="of:=[.D48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6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1,  },">
            <text:p>{ name = 'tc_ghoul', x = 1100, z = 200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47]" office:value-type="string" office:string-value="tc_ghoul">
            <text:p>tc_ghoul</text:p>
          </table:table-cell>
          <table:table-cell table:style-name="ce11" table:formula="of:=[.C47]" office:value-type="float" office:value="1100">
            <text:p>11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7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ghoul', x = 1100, z = 2030, facing = 0, spawnRadius = 0, delay = 7500, orbitalDrop = false, patrolRoute = {{1500, 1700}, {1300, 200}, {2400, 200}, {3900, 850}, {3900, 850}, {2800, 1300}, {3600, 2400}, {4000, 3100}, }, difficultyAtLeast = 1,  },">
            <text:p>{ name = 'tc_ghoul', x = 1100, z = 2030, facing = 0, spawnRadius = 0, delay = 7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48]" office:value-type="string" office:string-value="tc_ghoul">
            <text:p>tc_ghoul</text:p>
          </table:table-cell>
          <table:table-cell table:style-name="ce11" table:formula="of:=[.C48]" office:value-type="float" office:value="1100">
            <text:p>1100</text:p>
          </table:table-cell>
          <table:table-cell table:style-name="ce11" table:formula="of:=[.D48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7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1070, z = 1970, facing = 0, spawnRadius = 0, delay = 7500, orbitalDrop = false, patrolRoute = {{1500, 1700}, {1300, 200}, {2400, 200}, {3900, 850}, {3900, 850}, {2800, 1300}, {3600, 2400}, {4000, 3100}, }, difficultyAtLeast = 2,  },">
            <text:p>{ name = 'tc_ghoul', x = 1070, z = 1970, facing = 0, spawnRadius = 0, delay = 7500, orbitalDrop = false, patrolRoute = {{1500, 1700}, {1300, 200}, {2400, 200}, {3900, 850}, {3900, 850}, {2800, 1300}, {3600, 2400}, {4000, 3100}, }, difficultyAtLeast = 2, <text:s/>},</text:p>
          </table:table-cell>
          <table:table-cell table:style-name="ce11" table:formula="of:=[.B49]" office:value-type="string" office:string-value="tc_ghoul">
            <text:p>tc_ghoul</text:p>
          </table:table-cell>
          <table:table-cell table:style-name="ce11" table:formula="of:=[.C44]" office:value-type="float" office:value="1070">
            <text:p>1070</text:p>
          </table:table-cell>
          <table:table-cell table:style-name="ce11" table:formula="of:=[.D47]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8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4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ghoul', x = 1100, z = 2000, facing = 0, spawnRadius = 0, delay = 7500, orbitalDrop = false, patrolRoute = {{1500, 1700}, {1300, 200}, {2400, 200}, {3900, 850}, {3900, 850}, {2800, 1300}, {3600, 2400}, {4000, 3100}, }, difficultyAtLeast = 3,  },">
            <text:p>{ name = 'tc_ghoul', x = 1100, z = 2000, facing = 0, spawnRadius = 0, delay = 7500, orbitalDrop = false, patrolRoute = {{1500, 1700}, {1300, 200}, {2400, 200}, {3900, 850}, {3900, 850}, {2800, 1300}, {3600, 2400}, {4000, 3100}, }, difficultyAtLeast = 3, <text:s/>},</text:p>
          </table:table-cell>
          <table:table-cell table:style-name="ce11" table:formula="of:=[.B50]" office:value-type="string" office:string-value="tc_ghoul">
            <text:p>tc_ghoul</text:p>
          </table:table-cell>
          <table:table-cell table:style-name="ce11" table:formula="of:=[.C45]" office:value-type="float" office:value="1100">
            <text:p>11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9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5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ghoul', x = 1130, z = 2030, facing = 0, spawnRadius = 0, delay = 7500, orbitalDrop = false, patrolRoute = {{1500, 1700}, {1300, 200}, {2400, 200}, {3900, 850}, {3900, 850}, {2800, 1300}, {3600, 2400}, {4000, 3100}, }, difficultyAtLeast = 4,  },">
            <text:p>{ name = 'tc_ghoul', x = 1130, z = 2030, facing = 0, spawnRadius = 0, delay = 7500, orbitalDrop = false, patrolRoute = {{1500, 1700}, {1300, 200}, {2400, 200}, {3900, 850}, {3900, 850}, {2800, 1300}, {3600, 2400}, {4000, 3100}, }, difficultyAtLeast = 4, <text:s/>},</text:p>
          </table:table-cell>
          <table:table-cell table:style-name="ce11" table:formula="of:=[.B51]" office:value-type="string" office:string-value="tc_ghoul">
            <text:p>tc_ghoul</text:p>
          </table:table-cell>
          <table:table-cell table:style-name="ce11" table:formula="of:=[.C46]" office:value-type="float" office:value="1130">
            <text:p>1130</text:p>
          </table:table-cell>
          <table:table-cell table:style-name="ce11" table:formula="of:=[.D49]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50]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5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1013"/>
        </table:table-row>
        <table:table-row table:style-name="ro2">
          <table:table-cell table:style-name="ce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ghoul', x = 1070, z = 2000, facing = 0, spawnRadius = 0, delay = 7500, orbitalDrop = false, patrolRoute = {{1200, 3000}, {1700, 3800}, {3900, 4000}, {2500, 2500}, {3000, 2600}, {3600, 2400}, {4000, 3100}, }, difficultyAtLeast = 1,  },">
            <text:p>{ name = 'tc_ghoul', x = 107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54]-30" office:value-type="float" office:value="1070">
            <text:p>1070</text:p>
          </table:table-cell>
          <table:table-cell table:style-name="ce12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44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1,  },">
            <text:p>{ name = 'tc_ghoul', x = 110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53]" office:value-type="string" office:string-value="tc_ghoul">
            <text:p>tc_ghou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3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ghoul', x = 1130, z = 2000, facing = 0, spawnRadius = 0, delay = 7500, orbitalDrop = false, patrolRoute = {{1200, 3000}, {1700, 3800}, {3900, 4000}, {2500, 2500}, {3000, 2600}, {3600, 2400}, {4000, 3100}, }, difficultyAtLeast = 1,  },">
            <text:p>{ name = 'tc_ghoul', x = 113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54]" office:value-type="string" office:string-value="tc_ghoul">
            <text:p>tc_ghoul</text:p>
          </table:table-cell>
          <table:table-cell table:style-name="ce12" table:formula="of:=[.C54]+30" office:value-type="float" office:value="1130">
            <text:p>1130</text:p>
          </table:table-cell>
          <table:table-cell table:style-name="ce12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4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1100, z = 1970, facing = 0, spawnRadius = 0, delay = 7500, orbitalDrop = false, patrolRoute = {{1200, 3000}, {1700, 3800}, {3900, 4000}, {2500, 2500}, {3000, 2600}, {3600, 2400}, {4000, 3100}, }, difficultyAtLeast = 1,  },">
            <text:p>{ name = 'tc_ghoul', x = 1100, z = 197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55]" office:value-type="string" office:string-value="tc_ghoul">
            <text:p>tc_ghoul</text:p>
          </table:table-cell>
          <table:table-cell table:style-name="ce12" table:formula="of:=[.C54]" office:value-type="float" office:value="1100">
            <text:p>1100</text:p>
          </table:table-cell>
          <table:table-cell table:style-name="ce12" table:formula="of:=[.D57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5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1,  },">
            <text:p>{ name = 'tc_ghoul', x = 1100, z = 200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56]" office:value-type="string" office:string-value="tc_ghoul">
            <text:p>tc_ghoul</text:p>
          </table:table-cell>
          <table:table-cell table:style-name="ce12" table:formula="of:=[.C56]" office:value-type="float" office:value="1100">
            <text:p>1100</text:p>
          </table:table-cell>
          <table:table-cell table:style-name="ce12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6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ghoul', x = 1100, z = 2030, facing = 0, spawnRadius = 0, delay = 7500, orbitalDrop = false, patrolRoute = {{1200, 3000}, {1700, 3800}, {3900, 4000}, {2500, 2500}, {3000, 2600}, {3600, 2400}, {4000, 3100}, }, difficultyAtLeast = 1,  },">
            <text:p>{ name = 'tc_ghoul', x = 1100, z = 2030, facing = 0, spawnRadius = 0, delay = 7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57]" office:value-type="string" office:string-value="tc_ghoul">
            <text:p>tc_ghoul</text:p>
          </table:table-cell>
          <table:table-cell table:style-name="ce12" table:formula="of:=[.C57]" office:value-type="float" office:value="1100">
            <text:p>1100</text:p>
          </table:table-cell>
          <table:table-cell table:style-name="ce12" table:formula="of:=[.D57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6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ghoul', x = 1070, z = 1970, facing = 0, spawnRadius = 0, delay = 7500, orbitalDrop = false, patrolRoute = {{1200, 3000}, {1700, 3800}, {3900, 4000}, {2500, 2500}, {3000, 2600}, {3600, 2400}, {4000, 3100}, }, difficultyAtLeast = 2,  },">
            <text:p>{ name = 'tc_ghoul', x = 1070, z = 1970, facing = 0, spawnRadius = 0, delay = 7500, orbitalDrop = false, patrolRoute = {{1200, 3000}, {1700, 3800}, {3900, 4000}, {2500, 2500}, {3000, 2600}, {3600, 2400}, {4000, 3100}, }, difficultyAtLeast = 2, <text:s/>},</text:p>
          </table:table-cell>
          <table:table-cell table:style-name="ce12" table:formula="of:=[.B58]" office:value-type="string" office:string-value="tc_ghoul">
            <text:p>tc_ghoul</text:p>
          </table:table-cell>
          <table:table-cell table:style-name="ce12" table:formula="of:=[.C53]" office:value-type="float" office:value="1070">
            <text:p>1070</text:p>
          </table:table-cell>
          <table:table-cell table:style-name="ce12" table:formula="of:=[.D56]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7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tc_ghoul', x = 1100, z = 2000, facing = 0, spawnRadius = 0, delay = 7500, orbitalDrop = false, patrolRoute = {{1200, 3000}, {1700, 3800}, {3900, 4000}, {2500, 2500}, {3000, 2600}, {3600, 2400}, {4000, 3100}, }, difficultyAtLeast = 3,  },">
            <text:p>{ name = 'tc_ghoul', x = 1100, z = 2000, facing = 0, spawnRadius = 0, delay = 7500, orbitalDrop = false, patrolRoute = {{1200, 3000}, {1700, 3800}, {3900, 4000}, {2500, 2500}, {3000, 2600}, {3600, 2400}, {4000, 3100}, }, difficultyAtLeast = 3, <text:s/>},</text:p>
          </table:table-cell>
          <table:table-cell table:style-name="ce12" table:formula="of:=[.B59]" office:value-type="string" office:string-value="tc_ghoul">
            <text:p>tc_ghoul</text:p>
          </table:table-cell>
          <table:table-cell table:style-name="ce12" table:formula="of:=[.C54]" office:value-type="float" office:value="1100">
            <text:p>1100</text:p>
          </table:table-cell>
          <table:table-cell table:style-name="ce12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8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ghoul', x = 1130, z = 2030, facing = 0, spawnRadius = 0, delay = 7500, orbitalDrop = false, patrolRoute = {{1200, 3000}, {1700, 3800}, {3900, 4000}, {2500, 2500}, {3000, 2600}, {3600, 2400}, {4000, 3100}, }, difficultyAtLeast = 4,  },">
            <text:p>{ name = 'tc_ghoul', x = 1130, z = 2030, facing = 0, spawnRadius = 0, delay = 7500, orbitalDrop = false, patrolRoute = {{1200, 3000}, {1700, 3800}, {3900, 4000}, {2500, 2500}, {3000, 2600}, {3600, 2400}, {4000, 3100}, }, difficultyAtLeast = 4, <text:s/>},</text:p>
          </table:table-cell>
          <table:table-cell table:style-name="ce12" table:formula="of:=[.B60]" office:value-type="string" office:string-value="tc_ghoul">
            <text:p>tc_ghoul</text:p>
          </table:table-cell>
          <table:table-cell table:style-name="ce12" table:formula="of:=[.C55]" office:value-type="float" office:value="1130">
            <text:p>1130</text:p>
          </table:table-cell>
          <table:table-cell table:style-name="ce12" table:formula="of:=[.D58]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59]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1013"/>
        </table:table-row>
        <table:table-row table:style-name="ro8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1070, z = 2000, facing = 0, spawnRadius = 0, delay = 7800, orbitalDrop = false, patrolRoute = {{1500, 1700}, {1300, 200}, {2400, 200}, {3900, 850}, {3900, 850}, {2800, 1300}, {3600, 2400}, {4000, 3100}, }, difficultyAtLeast = 1,  },">
            <text:p>{ name = 'tc_ghoul', x = 107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63]-30" office:value-type="float" office:value="1070">
            <text:p>107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44]+10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1,  },">
            <text:p>{ name = 'tc_ghoul', x = 110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62]" office:value-type="string" office:string-value="tc_ghoul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2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ghoul', x = 1130, z = 2000, facing = 0, spawnRadius = 0, delay = 7800, orbitalDrop = false, patrolRoute = {{1500, 1700}, {1300, 200}, {2400, 200}, {3900, 850}, {3900, 850}, {2800, 1300}, {3600, 2400}, {4000, 3100}, }, difficultyAtLeast = 1,  },">
            <text:p>{ name = 'tc_ghoul', x = 113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63]" office:value-type="string" office:string-value="tc_ghoul">
            <text:p>tc_ghoul</text:p>
          </table:table-cell>
          <table:table-cell table:style-name="ce11" table:formula="of:=[.C63]+30" office:value-type="float" office:value="1130">
            <text:p>113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3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ghoul', x = 1100, z = 1970, facing = 0, spawnRadius = 0, delay = 7800, orbitalDrop = false, patrolRoute = {{1500, 1700}, {1300, 200}, {2400, 200}, {3900, 850}, {3900, 850}, {2800, 1300}, {3600, 2400}, {4000, 3100}, }, difficultyAtLeast = 1,  },">
            <text:p>{ name = 'tc_ghoul', x = 1100, z = 197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64]" office:value-type="string" office:string-value="tc_ghoul">
            <text:p>tc_ghoul</text:p>
          </table:table-cell>
          <table:table-cell table:style-name="ce11" table:formula="of:=[.C63]" office:value-type="float" office:value="1100">
            <text:p>1100</text:p>
          </table:table-cell>
          <table:table-cell table:style-name="ce11" table:formula="of:=[.D66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4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1,  },">
            <text:p>{ name = 'tc_ghoul', x = 1100, z = 200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65]" office:value-type="string" office:string-value="tc_ghoul">
            <text:p>tc_ghoul</text:p>
          </table:table-cell>
          <table:table-cell table:style-name="ce11" table:formula="of:=[.C65]" office:value-type="float" office:value="1100">
            <text:p>11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5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ghoul', x = 1100, z = 2030, facing = 0, spawnRadius = 0, delay = 7800, orbitalDrop = false, patrolRoute = {{1500, 1700}, {1300, 200}, {2400, 200}, {3900, 850}, {3900, 850}, {2800, 1300}, {3600, 2400}, {4000, 3100}, }, difficultyAtLeast = 1,  },">
            <text:p>{ name = 'tc_ghoul', x = 1100, z = 2030, facing = 0, spawnRadius = 0, delay = 78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66]" office:value-type="string" office:string-value="tc_ghoul">
            <text:p>tc_ghoul</text:p>
          </table:table-cell>
          <table:table-cell table:style-name="ce11" table:formula="of:=[.C66]" office:value-type="float" office:value="1100">
            <text:p>1100</text:p>
          </table:table-cell>
          <table:table-cell table:style-name="ce11" table:formula="of:=[.D66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5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1070, z = 1970, facing = 0, spawnRadius = 0, delay = 7800, orbitalDrop = false, patrolRoute = {{1500, 1700}, {1300, 200}, {2400, 200}, {3900, 850}, {3900, 850}, {2800, 1300}, {3600, 2400}, {4000, 3100}, }, difficultyAtLeast = 2,  },">
            <text:p>{ name = 'tc_ghoul', x = 1070, z = 1970, facing = 0, spawnRadius = 0, delay = 7800, orbitalDrop = false, patrolRoute = {{1500, 1700}, {1300, 200}, {2400, 200}, {3900, 850}, {3900, 850}, {2800, 1300}, {3600, 2400}, {4000, 3100}, }, difficultyAtLeast = 2, <text:s/>},</text:p>
          </table:table-cell>
          <table:table-cell table:style-name="ce11" table:formula="of:=[.B67]" office:value-type="string" office:string-value="tc_ghoul">
            <text:p>tc_ghoul</text:p>
          </table:table-cell>
          <table:table-cell table:style-name="ce11" table:formula="of:=[.C62]" office:value-type="float" office:value="1070">
            <text:p>1070</text:p>
          </table:table-cell>
          <table:table-cell table:style-name="ce11" table:formula="of:=[.D65]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6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ghoul', x = 1100, z = 2000, facing = 0, spawnRadius = 0, delay = 7800, orbitalDrop = false, patrolRoute = {{1500, 1700}, {1300, 200}, {2400, 200}, {3900, 850}, {3900, 850}, {2800, 1300}, {3600, 2400}, {4000, 3100}, }, difficultyAtLeast = 3,  },">
            <text:p>{ name = 'tc_ghoul', x = 1100, z = 2000, facing = 0, spawnRadius = 0, delay = 7800, orbitalDrop = false, patrolRoute = {{1500, 1700}, {1300, 200}, {2400, 200}, {3900, 850}, {3900, 850}, {2800, 1300}, {3600, 2400}, {4000, 3100}, }, difficultyAtLeast = 3, <text:s/>},</text:p>
          </table:table-cell>
          <table:table-cell table:style-name="ce11" table:formula="of:=[.B68]" office:value-type="string" office:string-value="tc_ghoul">
            <text:p>tc_ghoul</text:p>
          </table:table-cell>
          <table:table-cell table:style-name="ce11" table:formula="of:=[.C63]" office:value-type="float" office:value="1100">
            <text:p>11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7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ghoul', x = 1130, z = 2030, facing = 0, spawnRadius = 0, delay = 7800, orbitalDrop = false, patrolRoute = {{1500, 1700}, {1300, 200}, {2400, 200}, {3900, 850}, {3900, 850}, {2800, 1300}, {3600, 2400}, {4000, 3100}, }, difficultyAtLeast = 4,  },">
            <text:p>{ name = 'tc_ghoul', x = 1130, z = 2030, facing = 0, spawnRadius = 0, delay = 7800, orbitalDrop = false, patrolRoute = {{1500, 1700}, {1300, 200}, {2400, 200}, {3900, 850}, {3900, 850}, {2800, 1300}, {3600, 2400}, {4000, 3100}, }, difficultyAtLeast = 4, <text:s/>},</text:p>
          </table:table-cell>
          <table:table-cell table:style-name="ce11" table:formula="of:=[.B69]" office:value-type="string" office:string-value="tc_ghoul">
            <text:p>tc_ghoul</text:p>
          </table:table-cell>
          <table:table-cell table:style-name="ce11" table:formula="of:=[.C64]" office:value-type="float" office:value="1130">
            <text:p>1130</text:p>
          </table:table-cell>
          <table:table-cell table:style-name="ce11" table:formula="of:=[.D67]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8]" office:value-type="float" office:value="260">
            <text:p>26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6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1013"/>
        </table:table-row>
        <table:table-row table:style-name="ro8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ghoul', x = 1070, z = 2000, facing = 0, spawnRadius = 0, delay = 7800, orbitalDrop = false, patrolRoute = {{1200, 3000}, {1700, 3800}, {3900, 4000}, {2500, 2500}, {3000, 2600}, {3600, 2400}, {4000, 3100}, }, difficultyAtLeast = 1,  },">
            <text:p>{ name = 'tc_ghoul', x = 107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72]-30" office:value-type="float" office:value="1070">
            <text:p>1070</text:p>
          </table:table-cell>
          <table:table-cell table:style-name="ce12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62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1,  },">
            <text:p>{ name = 'tc_ghoul', x = 110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71]" office:value-type="string" office:string-value="tc_ghoul">
            <text:p>tc_ghou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1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ghoul', x = 1130, z = 2000, facing = 0, spawnRadius = 0, delay = 7800, orbitalDrop = false, patrolRoute = {{1200, 3000}, {1700, 3800}, {3900, 4000}, {2500, 2500}, {3000, 2600}, {3600, 2400}, {4000, 3100}, }, difficultyAtLeast = 1,  },">
            <text:p>{ name = 'tc_ghoul', x = 113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72]" office:value-type="string" office:string-value="tc_ghoul">
            <text:p>tc_ghoul</text:p>
          </table:table-cell>
          <table:table-cell table:style-name="ce12" table:formula="of:=[.C72]+30" office:value-type="float" office:value="1130">
            <text:p>1130</text:p>
          </table:table-cell>
          <table:table-cell table:style-name="ce12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2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1100, z = 1970, facing = 0, spawnRadius = 0, delay = 7800, orbitalDrop = false, patrolRoute = {{1200, 3000}, {1700, 3800}, {3900, 4000}, {2500, 2500}, {3000, 2600}, {3600, 2400}, {4000, 3100}, }, difficultyAtLeast = 1,  },">
            <text:p>{ name = 'tc_ghoul', x = 1100, z = 197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73]" office:value-type="string" office:string-value="tc_ghoul">
            <text:p>tc_ghoul</text:p>
          </table:table-cell>
          <table:table-cell table:style-name="ce12" table:formula="of:=[.C72]" office:value-type="float" office:value="1100">
            <text:p>1100</text:p>
          </table:table-cell>
          <table:table-cell table:style-name="ce12" table:formula="of:=[.D75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3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1,  },">
            <text:p>{ name = 'tc_ghoul', x = 1100, z = 200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74]" office:value-type="string" office:string-value="tc_ghoul">
            <text:p>tc_ghoul</text:p>
          </table:table-cell>
          <table:table-cell table:style-name="ce12" table:formula="of:=[.C74]" office:value-type="float" office:value="1100">
            <text:p>1100</text:p>
          </table:table-cell>
          <table:table-cell table:style-name="ce12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4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ghoul', x = 1100, z = 2030, facing = 0, spawnRadius = 0, delay = 7800, orbitalDrop = false, patrolRoute = {{1200, 3000}, {1700, 3800}, {3900, 4000}, {2500, 2500}, {3000, 2600}, {3600, 2400}, {4000, 3100}, }, difficultyAtLeast = 1,  },">
            <text:p>{ name = 'tc_ghoul', x = 1100, z = 2030, facing = 0, spawnRadius = 0, delay = 78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75]" office:value-type="string" office:string-value="tc_ghoul">
            <text:p>tc_ghoul</text:p>
          </table:table-cell>
          <table:table-cell table:style-name="ce12" table:formula="of:=[.C75]" office:value-type="float" office:value="1100">
            <text:p>1100</text:p>
          </table:table-cell>
          <table:table-cell table:style-name="ce12" table:formula="of:=[.D75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4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tc_ghoul', x = 1070, z = 1970, facing = 0, spawnRadius = 0, delay = 7800, orbitalDrop = false, patrolRoute = {{1200, 3000}, {1700, 3800}, {3900, 4000}, {2500, 2500}, {3000, 2600}, {3600, 2400}, {4000, 3100}, }, difficultyAtLeast = 2,  },">
            <text:p>{ name = 'tc_ghoul', x = 1070, z = 1970, facing = 0, spawnRadius = 0, delay = 7800, orbitalDrop = false, patrolRoute = {{1200, 3000}, {1700, 3800}, {3900, 4000}, {2500, 2500}, {3000, 2600}, {3600, 2400}, {4000, 3100}, }, difficultyAtLeast = 2, <text:s/>},</text:p>
          </table:table-cell>
          <table:table-cell table:style-name="ce12" table:formula="of:=[.B76]" office:value-type="string" office:string-value="tc_ghoul">
            <text:p>tc_ghoul</text:p>
          </table:table-cell>
          <table:table-cell table:style-name="ce12" table:formula="of:=[.C71]" office:value-type="float" office:value="1070">
            <text:p>1070</text:p>
          </table:table-cell>
          <table:table-cell table:style-name="ce12" table:formula="of:=[.D74]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5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ghoul', x = 1100, z = 2000, facing = 0, spawnRadius = 0, delay = 7800, orbitalDrop = false, patrolRoute = {{1200, 3000}, {1700, 3800}, {3900, 4000}, {2500, 2500}, {3000, 2600}, {3600, 2400}, {4000, 3100}, }, difficultyAtLeast = 3,  },">
            <text:p>{ name = 'tc_ghoul', x = 1100, z = 2000, facing = 0, spawnRadius = 0, delay = 7800, orbitalDrop = false, patrolRoute = {{1200, 3000}, {1700, 3800}, {3900, 4000}, {2500, 2500}, {3000, 2600}, {3600, 2400}, {4000, 3100}, }, difficultyAtLeast = 3, <text:s/>},</text:p>
          </table:table-cell>
          <table:table-cell table:style-name="ce12" table:formula="of:=[.B77]" office:value-type="string" office:string-value="tc_ghoul">
            <text:p>tc_ghoul</text:p>
          </table:table-cell>
          <table:table-cell table:style-name="ce12" table:formula="of:=[.C72]" office:value-type="float" office:value="1100">
            <text:p>1100</text:p>
          </table:table-cell>
          <table:table-cell table:style-name="ce12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6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ghoul', x = 1130, z = 2030, facing = 0, spawnRadius = 0, delay = 7800, orbitalDrop = false, patrolRoute = {{1200, 3000}, {1700, 3800}, {3900, 4000}, {2500, 2500}, {3000, 2600}, {3600, 2400}, {4000, 3100}, }, difficultyAtLeast = 4,  },">
            <text:p>{ name = 'tc_ghoul', x = 1130, z = 2030, facing = 0, spawnRadius = 0, delay = 7800, orbitalDrop = false, patrolRoute = {{1200, 3000}, {1700, 3800}, {3900, 4000}, {2500, 2500}, {3000, 2600}, {3600, 2400}, {4000, 3100}, }, difficultyAtLeast = 4, <text:s/>},</text:p>
          </table:table-cell>
          <table:table-cell table:style-name="ce12" table:formula="of:=[.B78]" office:value-type="string" office:string-value="tc_ghoul">
            <text:p>tc_ghoul</text:p>
          </table:table-cell>
          <table:table-cell table:style-name="ce12" table:formula="of:=[.C73]" office:value-type="float" office:value="1130">
            <text:p>1130</text:p>
          </table:table-cell>
          <table:table-cell table:style-name="ce12" table:formula="of:=[.D76]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77]" office:value-type="float" office:value="260">
            <text:p>26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1013"/>
        </table:table-row>
        <table:table-row table:style-name="ro8">
          <table:table-cell table:style-name="ce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mancubus', x = 1070, z = 2000, facing = 0, spawnRadius = 0, delay = 9600, orbitalDrop = false, patrolRoute = {{1500, 1700}, {1300, 200}, {2400, 200}, {3900, 850}, {3900, 850}, {2800, 1300}, {3600, 2400}, {4000, 3100}, }, difficultyAtLeast = 1,  },">
            <text:p>{ name = 'tc_mancubus', x = 107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mancubus</text:p>
          </table:table-cell>
          <table:table-cell table:style-name="ce11" table:formula="of:=[.C81]-30" office:value-type="float" office:value="1070">
            <text:p>107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62]+60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mancubus', x = 1100, z = 2000, facing = 0, spawnRadius = 0, delay = 9600, orbitalDrop = false, patrolRoute = {{1500, 1700}, {1300, 200}, {2400, 200}, {3900, 850}, {3900, 850}, {2800, 1300}, {3600, 2400}, {4000, 3100}, }, difficultyAtLeast = 1,  },">
            <text:p>{ name = 'tc_mancubus', x = 110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mancubus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0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8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belial', x = 1130, z = 2000, facing = 0, spawnRadius = 0, delay = 9600, orbitalDrop = false, patrolRoute = {{1500, 1700}, {1300, 200}, {2400, 200}, {3900, 850}, {3900, 850}, {2800, 1300}, {3600, 2400}, {4000, 3100}, }, difficultyAtLeast = 1,  },">
            <text:p>{ name = 'tc_belial', x = 113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belial</text:p>
          </table:table-cell>
          <table:table-cell table:style-name="ce11" table:formula="of:=[.C81]+30" office:value-type="float" office:value="1130">
            <text:p>113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1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8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mancubus', x = 1100, z = 1970, facing = 0, spawnRadius = 0, delay = 9600, orbitalDrop = false, patrolRoute = {{1500, 1700}, {1300, 200}, {2400, 200}, {3900, 850}, {3900, 850}, {2800, 1300}, {3600, 2400}, {4000, 3100}, }, difficultyAtLeast = 2,  },">
            <text:p>{ name = 'tc_mancubus', x = 1100, z = 197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mancubus</text:p>
          </table:table-cell>
          <table:table-cell table:style-name="ce11" table:formula="of:=[.C81]" office:value-type="float" office:value="1100">
            <text:p>1100</text:p>
          </table:table-cell>
          <table:table-cell table:style-name="ce11" table:formula="of:=[.D84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2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8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mancubus', x = 1100, z = 2000, facing = 0, spawnRadius = 0, delay = 9600, orbitalDrop = false, patrolRoute = {{1500, 1700}, {1300, 200}, {2400, 200}, {3900, 850}, {3900, 850}, {2800, 1300}, {3600, 2400}, {4000, 3100}, }, difficultyAtLeast = 2,  },">
            <text:p>{ name = 'tc_mancubus', x = 1100, z = 200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mancubus</text:p>
          </table:table-cell>
          <table:table-cell table:style-name="ce11" table:formula="of:=[.C83]" office:value-type="float" office:value="1100">
            <text:p>11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3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8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belial', x = 1100, z = 2030, facing = 0, spawnRadius = 0, delay = 9600, orbitalDrop = false, patrolRoute = {{1500, 1700}, {1300, 200}, {2400, 200}, {3900, 850}, {3900, 850}, {2800, 1300}, {3600, 2400}, {4000, 3100}, }, difficultyAtLeast = 3,  },">
            <text:p>{ name = 'tc_belial', x = 1100, z = 2030, facing = 0, spawnRadius = 0, delay = 9600, orbitalDrop = false, patrolRoute = {{1500, 1700}, {1300, 200}, {2400, 200}, {3900, 850}, {3900, 850}, {2800, 1300}, {3600, 2400}, {4000, 3100}, }, difficultyAtLeast = 3, <text:s/>},</text:p>
          </table:table-cell>
          <table:table-cell table:style-name="ce11" office:value-type="string">
            <text:p>tc_belial</text:p>
          </table:table-cell>
          <table:table-cell table:style-name="ce11" table:formula="of:=[.C84]" office:value-type="float" office:value="1100">
            <text:p>1100</text:p>
          </table:table-cell>
          <table:table-cell table:style-name="ce11" table:formula="of:=[.D84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83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8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/>
          <table:table-cell table:style-name="ce11" table:number-columns-repeated="1008"/>
        </table:table-row>
        <table:table-row table:style-name="ro8">
          <table:table-cell table:style-name="ce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mancubus', x = 1070, z = 2000, facing = 0, spawnRadius = 0, delay = 10500, orbitalDrop = false, patrolRoute = {{1200, 3000}, {1700, 3800}, {3900, 4000}, {2500, 2500}, {3000, 2600}, {3600, 2400}, {4000, 3100}, }, difficultyAtLeast = 1,  },">
            <text:p>{ name = 'tc_mancubus', x = 107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mancubus</text:p>
          </table:table-cell>
          <table:table-cell table:style-name="ce12" table:formula="of:=[.C87]-30" office:value-type="float" office:value="1070">
            <text:p>1070</text:p>
          </table:table-cell>
          <table:table-cell table:style-name="ce12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0]+30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mancubus', x = 1100, z = 2000, facing = 0, spawnRadius = 0, delay = 10500, orbitalDrop = false, patrolRoute = {{1200, 3000}, {1700, 3800}, {3900, 4000}, {2500, 2500}, {3000, 2600}, {3600, 2400}, {4000, 3100}, }, difficultyAtLeast = 1,  },">
            <text:p>{ name = 'tc_mancubus', x = 110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mancubus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6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86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belial', x = 1130, z = 2000, facing = 0, spawnRadius = 0, delay = 10500, orbitalDrop = false, patrolRoute = {{1200, 3000}, {1700, 3800}, {3900, 4000}, {2500, 2500}, {3000, 2600}, {3600, 2400}, {4000, 3100}, }, difficultyAtLeast = 1,  },">
            <text:p>{ name = 'tc_belial', x = 113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belial</text:p>
          </table:table-cell>
          <table:table-cell table:style-name="ce12" table:formula="of:=[.C87]+30" office:value-type="float" office:value="1130">
            <text:p>1130</text:p>
          </table:table-cell>
          <table:table-cell table:style-name="ce12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7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87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mancubus', x = 1100, z = 1970, facing = 0, spawnRadius = 0, delay = 10500, orbitalDrop = false, patrolRoute = {{1200, 3000}, {1700, 3800}, {3900, 4000}, {2500, 2500}, {3000, 2600}, {3600, 2400}, {4000, 3100}, }, difficultyAtLeast = 2,  },">
            <text:p>{ name = 'tc_mancubus', x = 1100, z = 1970, facing = 0, spawnRadius = 0, delay = 105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mancubus</text:p>
          </table:table-cell>
          <table:table-cell table:style-name="ce12" table:formula="of:=[.C87]" office:value-type="float" office:value="1100">
            <text:p>1100</text:p>
          </table:table-cell>
          <table:table-cell table:style-name="ce12" table:formula="of:=[.D90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8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8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tc_mancubus', x = 1100, z = 2000, facing = 0, spawnRadius = 0, delay = 10500, orbitalDrop = false, patrolRoute = {{1200, 3000}, {1700, 3800}, {3900, 4000}, {2500, 2500}, {3000, 2600}, {3600, 2400}, {4000, 3100}, }, difficultyAtLeast = 2,  },">
            <text:p>{ name = 'tc_mancubus', x = 1100, z = 2000, facing = 0, spawnRadius = 0, delay = 105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mancubus</text:p>
          </table:table-cell>
          <table:table-cell table:style-name="ce12" table:formula="of:=[.C89]" office:value-type="float" office:value="1100">
            <text:p>1100</text:p>
          </table:table-cell>
          <table:table-cell table:style-name="ce12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9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8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belial', x = 1100, z = 2030, facing = 0, spawnRadius = 0, delay = 10500, orbitalDrop = false, patrolRoute = {{1200, 3000}, {1700, 3800}, {3900, 4000}, {2500, 2500}, {3000, 2600}, {3600, 2400}, {4000, 3100}, }, difficultyAtLeast = 3,  },">
            <text:p>{ name = 'tc_belial', x = 1100, z = 2030, facing = 0, spawnRadius = 0, delay = 10500, orbitalDrop = false, patrolRoute = {{1200, 3000}, {1700, 3800}, {3900, 4000}, {2500, 2500}, {3000, 2600}, {3600, 2400}, {4000, 3100}, }, difficultyAtLeast = 3, <text:s/>},</text:p>
          </table:table-cell>
          <table:table-cell table:style-name="ce12" office:value-type="string">
            <text:p>tc_belial</text:p>
          </table:table-cell>
          <table:table-cell table:style-name="ce12" table:formula="of:=[.C90]" office:value-type="float" office:value="1100">
            <text:p>1100</text:p>
          </table:table-cell>
          <table:table-cell table:style-name="ce12" table:formula="of:=[.D90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9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9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8">
          <table:table-cell table:style-name="ce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acranius', x = 1070, z = 2000, facing = 0, spawnRadius = 0, delay = 9600, orbitalDrop = false, patrolRoute = {{1500, 1700}, {1300, 200}, {2400, 200}, {3900, 850}, {3900, 850}, {2800, 1300}, {3600, 2400}, {4000, 3100}, }, difficultyAtLeast = 1,  },">
            <text:p>{ name = 'tc_acranius', x = 107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acranius</text:p>
          </table:table-cell>
          <table:table-cell table:style-name="ce11" table:formula="of:=[.C93]-30" office:value-type="float" office:value="1070">
            <text:p>107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74]+60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ledgehammer', x = 1100, z = 2000, facing = 0, spawnRadius = 0, delay = 9600, orbitalDrop = false, patrolRoute = {{1500, 1700}, {1300, 200}, {2400, 200}, {3900, 850}, {3900, 850}, {2800, 1300}, {3600, 2400}, {4000, 3100}, }, difficultyAtLeast = 1,  },">
            <text:p>{ name = 'tc_sledgehammer', x = 110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sledgehammer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2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9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tc_acranius', x = 1130, z = 2000, facing = 0, spawnRadius = 0, delay = 9600, orbitalDrop = false, patrolRoute = {{1500, 1700}, {1300, 200}, {2400, 200}, {3900, 850}, {3900, 850}, {2800, 1300}, {3600, 2400}, {4000, 3100}, }, difficultyAtLeast = 1,  },">
            <text:p>{ name = 'tc_acranius', x = 1130, z = 200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acranius</text:p>
          </table:table-cell>
          <table:table-cell table:style-name="ce11" table:formula="of:=[.C93]+30" office:value-type="float" office:value="1130">
            <text:p>113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3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9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sledgehammer', x = 1100, z = 1970, facing = 0, spawnRadius = 0, delay = 9600, orbitalDrop = false, patrolRoute = {{1500, 1700}, {1300, 200}, {2400, 200}, {3900, 850}, {3900, 850}, {2800, 1300}, {3600, 2400}, {4000, 3100}, }, difficultyAtLeast = 1,  },">
            <text:p>{ name = 'tc_sledgehammer', x = 1100, z = 1970, facing = 0, spawnRadius = 0, delay = 96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sledgehammer</text:p>
          </table:table-cell>
          <table:table-cell table:style-name="ce11" table:formula="of:=[.C93]" office:value-type="float" office:value="1100">
            <text:p>1100</text:p>
          </table:table-cell>
          <table:table-cell table:style-name="ce11" table:formula="of:=[.D96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4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9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100, z = 2000, facing = 0, spawnRadius = 0, delay = 9600, orbitalDrop = false, patrolRoute = {{1500, 1700}, {1300, 200}, {2400, 200}, {3900, 850}, {3900, 850}, {2800, 1300}, {3600, 2400}, {4000, 3100}, }, difficultyAtLeast = 2,  },">
            <text:p>{ name = 'tc_acranius', x = 1100, z = 200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acranius</text:p>
          </table:table-cell>
          <table:table-cell table:style-name="ce11" table:formula="of:=[.C95]" office:value-type="float" office:value="1100">
            <text:p>11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5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95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ledgehammer', x = 1100, z = 2030, facing = 0, spawnRadius = 0, delay = 9600, orbitalDrop = false, patrolRoute = {{1500, 1700}, {1300, 200}, {2400, 200}, {3900, 850}, {3900, 850}, {2800, 1300}, {3600, 2400}, {4000, 3100}, }, difficultyAtLeast = 2,  },">
            <text:p>{ name = 'tc_sledgehammer', x = 1100, z = 2030, facing = 0, spawnRadius = 0, delay = 9600, orbitalDrop = false, patrolRoute = {{1500, 1700}, {1300, 200}, {2400, 200}, {3900, 850}, {3900, 850}, {2800, 1300}, {3600, 2400}, {4000, 3100}, }, difficultyAtLeast = 2, <text:s/>},</text:p>
          </table:table-cell>
          <table:table-cell table:style-name="ce11" office:value-type="string">
            <text:p>tc_sledgehammer</text:p>
          </table:table-cell>
          <table:table-cell table:style-name="ce11" table:formula="of:=[.C96]" office:value-type="float" office:value="1100">
            <text:p>1100</text:p>
          </table:table-cell>
          <table:table-cell table:style-name="ce11" table:formula="of:=[.D96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5]" office:value-type="float" office:value="320">
            <text:p>32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96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/>
          <table:table-cell table:style-name="ce11" table:number-columns-repeated="1008"/>
        </table:table-row>
        <table:table-row table:style-name="ro8">
          <table:table-cell table:style-name="ce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1070, z = 2000, facing = 0, spawnRadius = 0, delay = 10500, orbitalDrop = false, patrolRoute = {{1200, 3000}, {1700, 3800}, {3900, 4000}, {2500, 2500}, {3000, 2600}, {3600, 2400}, {4000, 3100}, }, difficultyAtLeast = 1,  },">
            <text:p>{ name = 'tc_ghoul', x = 107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ghoul</text:p>
          </table:table-cell>
          <table:table-cell table:style-name="ce12" table:formula="of:=[.C99]-30" office:value-type="float" office:value="1070">
            <text:p>1070</text:p>
          </table:table-cell>
          <table:table-cell table:style-name="ce12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89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ghoul', x = 1100, z = 2000, facing = 0, spawnRadius = 0, delay = 10500, orbitalDrop = false, patrolRoute = {{1200, 3000}, {1700, 3800}, {3900, 4000}, {2500, 2500}, {3000, 2600}, {3600, 2400}, {4000, 3100}, }, difficultyAtLeast = 1,  },">
            <text:p>{ name = 'tc_ghoul', x = 110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98]" office:value-type="string" office:string-value="tc_ghoul">
            <text:p>tc_ghou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98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ghoul', x = 1130, z = 2000, facing = 0, spawnRadius = 0, delay = 10500, orbitalDrop = false, patrolRoute = {{1200, 3000}, {1700, 3800}, {3900, 4000}, {2500, 2500}, {3000, 2600}, {3600, 2400}, {4000, 3100}, }, difficultyAtLeast = 1,  },">
            <text:p>{ name = 'tc_ghoul', x = 113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99]" office:value-type="string" office:string-value="tc_ghoul">
            <text:p>tc_ghoul</text:p>
          </table:table-cell>
          <table:table-cell table:style-name="ce12" table:formula="of:=[.C99]+30" office:value-type="float" office:value="1130">
            <text:p>1130</text:p>
          </table:table-cell>
          <table:table-cell table:style-name="ce12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99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ghoul', x = 1100, z = 1970, facing = 0, spawnRadius = 0, delay = 10500, orbitalDrop = false, patrolRoute = {{1200, 3000}, {1700, 3800}, {3900, 4000}, {2500, 2500}, {3000, 2600}, {3600, 2400}, {4000, 3100}, }, difficultyAtLeast = 1,  },">
            <text:p>{ name = 'tc_ghoul', x = 1100, z = 197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100]" office:value-type="string" office:string-value="tc_ghoul">
            <text:p>tc_ghoul</text:p>
          </table:table-cell>
          <table:table-cell table:style-name="ce12" table:formula="of:=[.C99]" office:value-type="float" office:value="1100">
            <text:p>1100</text:p>
          </table:table-cell>
          <table:table-cell table:style-name="ce12" table:formula="of:=[.D102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0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ghoul', x = 1100, z = 2000, facing = 0, spawnRadius = 0, delay = 10500, orbitalDrop = false, patrolRoute = {{1200, 3000}, {1700, 3800}, {3900, 4000}, {2500, 2500}, {3000, 2600}, {3600, 2400}, {4000, 3100}, }, difficultyAtLeast = 1,  },">
            <text:p>{ name = 'tc_ghoul', x = 1100, z = 200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101]" office:value-type="string" office:string-value="tc_ghoul">
            <text:p>tc_ghoul</text:p>
          </table:table-cell>
          <table:table-cell table:style-name="ce12" table:formula="of:=[.C101]" office:value-type="float" office:value="1100">
            <text:p>1100</text:p>
          </table:table-cell>
          <table:table-cell table:style-name="ce12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1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ghoul', x = 1100, z = 2030, facing = 0, spawnRadius = 0, delay = 10500, orbitalDrop = false, patrolRoute = {{1200, 3000}, {1700, 3800}, {3900, 4000}, {2500, 2500}, {3000, 2600}, {3600, 2400}, {4000, 3100}, }, difficultyAtLeast = 1,  },">
            <text:p>{ name = 'tc_ghoul', x = 1100, z = 2030, facing = 0, spawnRadius = 0, delay = 10500, orbitalDrop = false, patrolRoute = {{1200, 3000}, {1700, 3800}, {3900, 4000}, {2500, 2500}, {3000, 2600}, {3600, 2400}, {4000, 3100}, }, difficultyAtLeast = 1, <text:s/>},</text:p>
          </table:table-cell>
          <table:table-cell table:style-name="ce12" table:formula="of:=[.B102]" office:value-type="string" office:string-value="tc_ghoul">
            <text:p>tc_ghoul</text:p>
          </table:table-cell>
          <table:table-cell table:style-name="ce12" table:formula="of:=[.C102]" office:value-type="float" office:value="1100">
            <text:p>1100</text:p>
          </table:table-cell>
          <table:table-cell table:style-name="ce12" table:formula="of:=[.D102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1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1070, z = 1970, facing = 0, spawnRadius = 0, delay = 10500, orbitalDrop = false, patrolRoute = {{1200, 3000}, {1700, 3800}, {3900, 4000}, {2500, 2500}, {3000, 2600}, {3600, 2400}, {4000, 3100}, }, difficultyAtLeast = 2,  },">
            <text:p>{ name = 'tc_ghoul', x = 1070, z = 1970, facing = 0, spawnRadius = 0, delay = 10500, orbitalDrop = false, patrolRoute = {{1200, 3000}, {1700, 3800}, {3900, 4000}, {2500, 2500}, {3000, 2600}, {3600, 2400}, {4000, 3100}, }, difficultyAtLeast = 2, <text:s/>},</text:p>
          </table:table-cell>
          <table:table-cell table:style-name="ce12" table:formula="of:=[.B103]" office:value-type="string" office:string-value="tc_ghoul">
            <text:p>tc_ghoul</text:p>
          </table:table-cell>
          <table:table-cell table:style-name="ce12" table:formula="of:=[.C98]" office:value-type="float" office:value="1070">
            <text:p>1070</text:p>
          </table:table-cell>
          <table:table-cell table:style-name="ce12" table:formula="of:=[.D101]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2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ghoul', x = 1100, z = 2000, facing = 0, spawnRadius = 0, delay = 10500, orbitalDrop = false, patrolRoute = {{1200, 3000}, {1700, 3800}, {3900, 4000}, {2500, 2500}, {3000, 2600}, {3600, 2400}, {4000, 3100}, }, difficultyAtLeast = 3,  },">
            <text:p>{ name = 'tc_ghoul', x = 1100, z = 2000, facing = 0, spawnRadius = 0, delay = 10500, orbitalDrop = false, patrolRoute = {{1200, 3000}, {1700, 3800}, {3900, 4000}, {2500, 2500}, {3000, 2600}, {3600, 2400}, {4000, 3100}, }, difficultyAtLeast = 3, <text:s/>},</text:p>
          </table:table-cell>
          <table:table-cell table:style-name="ce12" table:formula="of:=[.B104]" office:value-type="string" office:string-value="tc_ghoul">
            <text:p>tc_ghoul</text:p>
          </table:table-cell>
          <table:table-cell table:style-name="ce12" table:formula="of:=[.C99]" office:value-type="float" office:value="1100">
            <text:p>1100</text:p>
          </table:table-cell>
          <table:table-cell table:style-name="ce12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3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ghoul', x = 1130, z = 2030, facing = 0, spawnRadius = 0, delay = 10500, orbitalDrop = false, patrolRoute = {{1200, 3000}, {1700, 3800}, {3900, 4000}, {2500, 2500}, {3000, 2600}, {3600, 2400}, {4000, 3100}, }, difficultyAtLeast = 4,  },">
            <text:p>{ name = 'tc_ghoul', x = 1130, z = 2030, facing = 0, spawnRadius = 0, delay = 10500, orbitalDrop = false, patrolRoute = {{1200, 3000}, {1700, 3800}, {3900, 4000}, {2500, 2500}, {3000, 2600}, {3600, 2400}, {4000, 3100}, }, difficultyAtLeast = 4, <text:s/>},</text:p>
          </table:table-cell>
          <table:table-cell table:style-name="ce12" table:formula="of:=[.B105]" office:value-type="string" office:string-value="tc_ghoul">
            <text:p>tc_ghoul</text:p>
          </table:table-cell>
          <table:table-cell table:style-name="ce12" table:formula="of:=[.C100]" office:value-type="float" office:value="1130">
            <text:p>1130</text:p>
          </table:table-cell>
          <table:table-cell table:style-name="ce12" table:formula="of:=[.D103]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04]" office:value-type="float" office:value="350">
            <text:p>3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1013"/>
        </table:table-row>
        <table:table-row table:style-name="ro8">
          <table:table-cell table:style-name="ce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ghoul', x = 1070, z = 2000, facing = 0, spawnRadius = 0, delay = 10500, orbitalDrop = false, patrolRoute = {{1500, 1700}, {1300, 200}, {2400, 200}, {3900, 850}, {3900, 850}, {2800, 1300}, {3600, 2400}, {4000, 3100}, }, difficultyAtLeast = 1,  },">
            <text:p>{ name = 'tc_ghoul', x = 1070, z = 200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office:value-type="string">
            <text:p>tc_ghoul</text:p>
          </table:table-cell>
          <table:table-cell table:style-name="ce11" table:formula="of:=[.C108]-30" office:value-type="float" office:value="1070">
            <text:p>107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98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ghoul', x = 1100, z = 2000, facing = 0, spawnRadius = 0, delay = 10500, orbitalDrop = false, patrolRoute = {{1500, 1700}, {1300, 200}, {2400, 200}, {3900, 850}, {3900, 850}, {2800, 1300}, {3600, 2400}, {4000, 3100}, }, difficultyAtLeast = 1,  },">
            <text:p>{ name = 'tc_ghoul', x = 1100, z = 200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107]" office:value-type="string" office:string-value="tc_ghoul">
            <text:p>tc_ghoul</text:p>
          </table:table-cell>
          <table:table-cell table:style-name="ce11" office:value-type="float" office:value="1100">
            <text:p>11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07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07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ghoul', x = 1130, z = 2000, facing = 0, spawnRadius = 0, delay = 10500, orbitalDrop = false, patrolRoute = {{1500, 1700}, {1300, 200}, {2400, 200}, {3900, 850}, {3900, 850}, {2800, 1300}, {3600, 2400}, {4000, 3100}, }, difficultyAtLeast = 1,  },">
            <text:p>{ name = 'tc_ghoul', x = 1130, z = 200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108]" office:value-type="string" office:string-value="tc_ghoul">
            <text:p>tc_ghoul</text:p>
          </table:table-cell>
          <table:table-cell table:style-name="ce11" table:formula="of:=[.C108]+30" office:value-type="float" office:value="1130">
            <text:p>113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08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08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1100, z = 1970, facing = 0, spawnRadius = 0, delay = 10500, orbitalDrop = false, patrolRoute = {{1500, 1700}, {1300, 200}, {2400, 200}, {3900, 850}, {3900, 850}, {2800, 1300}, {3600, 2400}, {4000, 3100}, }, difficultyAtLeast = 1,  },">
            <text:p>{ name = 'tc_ghoul', x = 1100, z = 197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109]" office:value-type="string" office:string-value="tc_ghoul">
            <text:p>tc_ghoul</text:p>
          </table:table-cell>
          <table:table-cell table:style-name="ce11" table:formula="of:=[.C108]" office:value-type="float" office:value="1100">
            <text:p>1100</text:p>
          </table:table-cell>
          <table:table-cell table:style-name="ce11" table:formula="of:=[.D111]-30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09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09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ghoul', x = 1100, z = 2000, facing = 0, spawnRadius = 0, delay = 10500, orbitalDrop = false, patrolRoute = {{1500, 1700}, {1300, 200}, {2400, 200}, {3900, 850}, {3900, 850}, {2800, 1300}, {3600, 2400}, {4000, 3100}, }, difficultyAtLeast = 1,  },">
            <text:p>{ name = 'tc_ghoul', x = 1100, z = 200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110]" office:value-type="string" office:string-value="tc_ghoul">
            <text:p>tc_ghoul</text:p>
          </table:table-cell>
          <table:table-cell table:style-name="ce11" table:formula="of:=[.C110]" office:value-type="float" office:value="1100">
            <text:p>11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10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10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ghoul', x = 1100, z = 2030, facing = 0, spawnRadius = 0, delay = 10500, orbitalDrop = false, patrolRoute = {{1500, 1700}, {1300, 200}, {2400, 200}, {3900, 850}, {3900, 850}, {2800, 1300}, {3600, 2400}, {4000, 3100}, }, difficultyAtLeast = 1,  },">
            <text:p>{ name = 'tc_ghoul', x = 1100, z = 2030, facing = 0, spawnRadius = 0, delay = 10500, orbitalDrop = false, patrolRoute = {{1500, 1700}, {1300, 200}, {2400, 200}, {3900, 850}, {3900, 850}, {2800, 1300}, {3600, 2400}, {4000, 3100}, }, difficultyAtLeast = 1, <text:s/>},</text:p>
          </table:table-cell>
          <table:table-cell table:style-name="ce11" table:formula="of:=[.B111]" office:value-type="string" office:string-value="tc_ghoul">
            <text:p>tc_ghoul</text:p>
          </table:table-cell>
          <table:table-cell table:style-name="ce11" table:formula="of:=[.C111]" office:value-type="float" office:value="1100">
            <text:p>1100</text:p>
          </table:table-cell>
          <table:table-cell table:style-name="ce11" table:formula="of:=[.D111]+30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10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11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ghoul', x = 1070, z = 1970, facing = 0, spawnRadius = 0, delay = 10500, orbitalDrop = false, patrolRoute = {{1500, 1700}, {1300, 200}, {2400, 200}, {3900, 850}, {3900, 850}, {2800, 1300}, {3600, 2400}, {4000, 3100}, }, difficultyAtLeast = 2,  },">
            <text:p>{ name = 'tc_ghoul', x = 1070, z = 1970, facing = 0, spawnRadius = 0, delay = 10500, orbitalDrop = false, patrolRoute = {{1500, 1700}, {1300, 200}, {2400, 200}, {3900, 850}, {3900, 850}, {2800, 1300}, {3600, 2400}, {4000, 3100}, }, difficultyAtLeast = 2, <text:s/>},</text:p>
          </table:table-cell>
          <table:table-cell table:style-name="ce11" table:formula="of:=[.B112]" office:value-type="string" office:string-value="tc_ghoul">
            <text:p>tc_ghoul</text:p>
          </table:table-cell>
          <table:table-cell table:style-name="ce11" table:formula="of:=[.C107]" office:value-type="float" office:value="1070">
            <text:p>1070</text:p>
          </table:table-cell>
          <table:table-cell table:style-name="ce11" table:formula="of:=[.D110]" office:value-type="float" office:value="1970">
            <text:p>197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11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12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ghoul', x = 1100, z = 2000, facing = 0, spawnRadius = 0, delay = 10500, orbitalDrop = false, patrolRoute = {{1500, 1700}, {1300, 200}, {2400, 200}, {3900, 850}, {3900, 850}, {2800, 1300}, {3600, 2400}, {4000, 3100}, }, difficultyAtLeast = 3,  },">
            <text:p>{ name = 'tc_ghoul', x = 1100, z = 2000, facing = 0, spawnRadius = 0, delay = 10500, orbitalDrop = false, patrolRoute = {{1500, 1700}, {1300, 200}, {2400, 200}, {3900, 850}, {3900, 850}, {2800, 1300}, {3600, 2400}, {4000, 3100}, }, difficultyAtLeast = 3, <text:s/>},</text:p>
          </table:table-cell>
          <table:table-cell table:style-name="ce11" table:formula="of:=[.B113]" office:value-type="string" office:string-value="tc_ghoul">
            <text:p>tc_ghoul</text:p>
          </table:table-cell>
          <table:table-cell table:style-name="ce11" table:formula="of:=[.C108]" office:value-type="float" office:value="1100">
            <text:p>11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12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13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13"/>
        </table:table-row>
        <table:table-row table:style-name="ro8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ghoul', x = 1130, z = 2030, facing = 0, spawnRadius = 0, delay = 10500, orbitalDrop = false, patrolRoute = {{1500, 1700}, {1300, 200}, {2400, 200}, {3900, 850}, {3900, 850}, {2800, 1300}, {3600, 2400}, {4000, 3100}, }, difficultyAtLeast = 4,  },">
            <text:p>{ name = 'tc_ghoul', x = 1130, z = 2030, facing = 0, spawnRadius = 0, delay = 10500, orbitalDrop = false, patrolRoute = {{1500, 1700}, {1300, 200}, {2400, 200}, {3900, 850}, {3900, 850}, {2800, 1300}, {3600, 2400}, {4000, 3100}, }, difficultyAtLeast = 4, <text:s/>},</text:p>
          </table:table-cell>
          <table:table-cell table:style-name="ce11" table:formula="of:=[.B114]" office:value-type="string" office:string-value="tc_ghoul">
            <text:p>tc_ghoul</text:p>
          </table:table-cell>
          <table:table-cell table:style-name="ce11" table:formula="of:=[.C109]" office:value-type="float" office:value="1130">
            <text:p>1130</text:p>
          </table:table-cell>
          <table:table-cell table:style-name="ce11" table:formula="of:=[.D112]" office:value-type="float" office:value="2030">
            <text:p>203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[.G113]" office:value-type="float" office:value="350">
            <text:p>3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table:formula="of:=[.J114]" office:value-type="string" office:string-value="{{1500, 1700}, {1300, 200}, {2400, 200}, {3900, 850}, {3900, 850}, {2800, 1300}, {3600, 2400}, {4000, 3100}, }">
            <text:p>{{1500, 1700}, {1300, 200}, {2400, 200}, {3900, 850}, {3900, 850}, {2800, 1300}, {3600, 2400}, {4000, 310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1013"/>
        </table:table-row>
        <table:table-row table:style-name="ro8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belial', x = 1070, z = 2000, facing = 0, spawnRadius = 0, delay = 11400, orbitalDrop = false, patrolRoute = {{1200, 3000}, {1700, 3800}, {3900, 4000}, {2500, 2500}, {3000, 2600}, {3600, 2400}, {4000, 3100}, }, difficultyAtLeast = 1,  },">
            <text:p>{ name = 'tc_belial', x = 1070, z = 2000, facing = 0, spawnRadius = 0, delay = 114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belial</text:p>
          </table:table-cell>
          <table:table-cell table:style-name="ce12" table:formula="of:=[.C117]-30" office:value-type="float" office:value="1070">
            <text:p>1070</text:p>
          </table:table-cell>
          <table:table-cell table:style-name="ce12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0]+30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office:value-type="string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belial', x = 1100, z = 2000, facing = 0, spawnRadius = 0, delay = 11400, orbitalDrop = false, patrolRoute = {{1200, 3000}, {1700, 3800}, {3900, 4000}, {2500, 2500}, {3000, 2600}, {3600, 2400}, {4000, 3100}, }, difficultyAtLeast = 1,  },">
            <text:p>{ name = 'tc_belial', x = 1100, z = 2000, facing = 0, spawnRadius = 0, delay = 114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belial</text:p>
          </table:table-cell>
          <table:table-cell table:style-name="ce12" office:value-type="float" office:value="1100">
            <text:p>1100</text:p>
          </table:table-cell>
          <table:table-cell table:style-name="ce12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6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16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spiderdemon', x = 1130, z = 2000, facing = 0, spawnRadius = 0, delay = 11400, orbitalDrop = false, patrolRoute = {{1200, 3000}, {1700, 3800}, {3900, 4000}, {2500, 2500}, {3000, 2600}, {3600, 2400}, {4000, 3100}, }, difficultyAtLeast = 1,  },">
            <text:p>{ name = 'tc_spiderdemon', x = 1130, z = 2000, facing = 0, spawnRadius = 0, delay = 11400, orbitalDrop = false, patrolRoute = {{1200, 3000}, {1700, 3800}, {3900, 4000}, {2500, 2500}, {3000, 2600}, {3600, 2400}, {4000, 3100}, }, difficultyAtLeast = 1, <text:s/>},</text:p>
          </table:table-cell>
          <table:table-cell table:style-name="ce12" office:value-type="string">
            <text:p>tc_spiderdemon</text:p>
          </table:table-cell>
          <table:table-cell table:style-name="ce12" table:formula="of:=[.C117]+30" office:value-type="float" office:value="1130">
            <text:p>1130</text:p>
          </table:table-cell>
          <table:table-cell table:style-name="ce12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7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17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spiderdemon', x = 1100, z = 1970, facing = 0, spawnRadius = 0, delay = 11400, orbitalDrop = false, patrolRoute = {{1200, 3000}, {1700, 3800}, {3900, 4000}, {2500, 2500}, {3000, 2600}, {3600, 2400}, {4000, 3100}, }, difficultyAtLeast = 2,  },">
            <text:p>{ name = 'tc_spiderdemon', x = 1100, z = 1970, facing = 0, spawnRadius = 0, delay = 114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spiderdemon</text:p>
          </table:table-cell>
          <table:table-cell table:style-name="ce12" table:formula="of:=[.C117]" office:value-type="float" office:value="1100">
            <text:p>1100</text:p>
          </table:table-cell>
          <table:table-cell table:style-name="ce12" table:formula="of:=[.D120]-30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8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18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spiderdemon', x = 1100, z = 2000, facing = 0, spawnRadius = 0, delay = 11400, orbitalDrop = false, patrolRoute = {{1200, 3000}, {1700, 3800}, {3900, 4000}, {2500, 2500}, {3000, 2600}, {3600, 2400}, {4000, 3100}, }, difficultyAtLeast = 2,  },">
            <text:p>{ name = 'tc_spiderdemon', x = 1100, z = 2000, facing = 0, spawnRadius = 0, delay = 11400, orbitalDrop = false, patrolRoute = {{1200, 3000}, {1700, 3800}, {3900, 4000}, {2500, 2500}, {3000, 2600}, {3600, 2400}, {4000, 3100}, }, difficultyAtLeast = 2, <text:s/>},</text:p>
          </table:table-cell>
          <table:table-cell table:style-name="ce12" office:value-type="string">
            <text:p>tc_spiderdemon</text:p>
          </table:table-cell>
          <table:table-cell table:style-name="ce12" table:formula="of:=[.C119]" office:value-type="float" office:value="1100">
            <text:p>1100</text:p>
          </table:table-cell>
          <table:table-cell table:style-name="ce12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9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19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100, z = 2030, facing = 0, spawnRadius = 0, delay = 11400, orbitalDrop = false, patrolRoute = {{1200, 3000}, {1700, 3800}, {3900, 4000}, {2500, 2500}, {3000, 2600}, {3600, 2400}, {4000, 3100}, }, difficultyAtLeast = 3,  },">
            <text:p>{ name = 'tc_belial', x = 1100, z = 2030, facing = 0, spawnRadius = 0, delay = 11400, orbitalDrop = false, patrolRoute = {{1200, 3000}, {1700, 3800}, {3900, 4000}, {2500, 2500}, {3000, 2600}, {3600, 2400}, {4000, 3100}, }, difficultyAtLeast = 3, <text:s/>},</text:p>
          </table:table-cell>
          <table:table-cell table:style-name="ce12" office:value-type="string">
            <text:p>tc_belial</text:p>
          </table:table-cell>
          <table:table-cell table:style-name="ce12" table:formula="of:=[.C120]" office:value-type="float" office:value="1100">
            <text:p>1100</text:p>
          </table:table-cell>
          <table:table-cell table:style-name="ce12" table:formula="of:=[.D120]+30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9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20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agares', x = 1070, z = 1970, facing = 0, spawnRadius = 0, delay = 11400, orbitalDrop = false, patrolRoute = {{1200, 3000}, {1700, 3800}, {3900, 4000}, {2500, 2500}, {3000, 2600}, {3600, 2400}, {4000, 3100}, }, difficultyAtLeast = 4,  },">
            <text:p>{ name = 'tc_agares', x = 1070, z = 1970, facing = 0, spawnRadius = 0, delay = 11400, orbitalDrop = false, patrolRoute = {{1200, 3000}, {1700, 3800}, {3900, 4000}, {2500, 2500}, {3000, 2600}, {3600, 2400}, {4000, 3100}, }, difficultyAtLeast = 4, <text:s/>},</text:p>
          </table:table-cell>
          <table:table-cell table:style-name="ce12" office:value-type="string">
            <text:p>tc_agares</text:p>
          </table:table-cell>
          <table:table-cell table:style-name="ce12" table:formula="of:=[.C116]" office:value-type="float" office:value="1070">
            <text:p>1070</text:p>
          </table:table-cell>
          <table:table-cell table:style-name="ce12" table:formula="of:=[.D119]" office:value-type="float" office:value="1970">
            <text:p>197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20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21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1013"/>
        </table:table-row>
        <table:table-row table:style-name="ro8">
          <table:table-cell table:style-name="ce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130, z = 2030, facing = 0, spawnRadius = 0, delay = 11400, orbitalDrop = false, patrolRoute = {{1200, 3000}, {1700, 3800}, {3900, 4000}, {2500, 2500}, {3000, 2600}, {3600, 2400}, {4000, 3100}, }, difficultyAtLeast = 4,  },">
            <text:p>{ name = 'tc_agares', x = 1130, z = 2030, facing = 0, spawnRadius = 0, delay = 11400, orbitalDrop = false, patrolRoute = {{1200, 3000}, {1700, 3800}, {3900, 4000}, {2500, 2500}, {3000, 2600}, {3600, 2400}, {4000, 3100}, }, difficultyAtLeast = 4, <text:s/>},</text:p>
          </table:table-cell>
          <table:table-cell table:style-name="ce12" office:value-type="string">
            <text:p>tc_agares</text:p>
          </table:table-cell>
          <table:table-cell table:style-name="ce12" table:formula="of:=[.C118]" office:value-type="float" office:value="1130">
            <text:p>1130</text:p>
          </table:table-cell>
          <table:table-cell table:style-name="ce12" table:formula="of:=[.D121]" office:value-type="float" office:value="2030">
            <text:p>203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21]" office:value-type="float" office:value="380">
            <text:p>38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2" table:formula="of:=[.J122]" office:value-type="string" office:string-value="{{1200, 3000}, {1700, 3800}, {3900, 4000}, {2500, 2500}, {3000, 2600}, {3600, 2400}, {4000, 3100}, }">
            <text:p>{{1200, 3000}, {1700, 3800}, {3900, 4000}, {2500, 2500}, {3000, 2600}, {3600, 2400}, {4000, 3100}, }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1013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16"/>
        <table:table-column table:style-name="co11" table:default-cell-style-name="ce16"/>
        <table:table-column table:style-name="co11" table:default-cell-style-name="ce15"/>
        <table:table-column table:style-name="co2" table:number-columns-repeated="1020" table:default-cell-style-name="ce16"/>
        <table:table-row table:style-name="ro4">
          <table:table-cell table:style-name="ce9" office:value-type="string">
            <text:p>Plane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Mission</text:p>
          </table:table-cell>
          <table:table-cell table:style-name="ce9" office:value-type="string">
            <text:p>unlocks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initial unlocks</text:p>
          </table:table-cell>
          <table:table-cell table:style-name="ce9" table:number-columns-repeated="2"/>
          <table:table-cell table:style-name="ce9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Bug Hunter: Verminator</text:p>
          </table:table-cell>
          <table:table-cell table:number-columns-repeated="1021"/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7">
          <table:table-cell table:style-name="ce15" office:value-type="float" office:value="4">
            <text:p>4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7">
          <table:table-cell table:style-name="ce15" office:value-type="float" office:value="5">
            <text:p>5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4">
          <table:table-cell table:style-name="ce15" office:value-type="float" office:value="6">
            <text:p>6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9">
          <table:table-cell table:style-name="ce15" office:value-type="float" office:value="7">
            <text:p>7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6">
          <table:table-cell table:style-name="ce15" office:value-type="float" office:value="8">
            <text:p>8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4">
          <table:table-cell table:style-name="ce15" office:value-type="float" office:value="9">
            <text:p>9</text:p>
          </table:table-cell>
          <table:table-cell table:style-name="ce15" office:value-type="string">
            <text:p>main</text:p>
          </table:table-cell>
          <table:table-cell table:style-name="ce15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0">
          <table:table-cell table:style-name="ce15" office:value-type="float" office:value="10">
            <text:p>10</text:p>
          </table:table-cell>
          <table:table-cell table:style-name="ce15" office:value-type="string">
            <text:p>optional</text:p>
          </table:table-cell>
          <table:table-cell table:style-name="ce15" office:value-type="string">
            <text:p>Cursed: Tower Defense</text:p>
          </table:table-cell>
          <table:table-cell office:value-type="string">
            <text:p><text:tab/><text:tab/><text:tab/><text:tab/>'euf_aatower',</text:p>
            <text:p><text:tab/><text:tab/><text:tab/><text:tab/>'euf_artytower',</text:p>
          </table:table-cell>
          <table:table-cell table:number-columns-repeated="1020"/>
        </table:table-row>
        <table:table-row table:style-name="ro10" table:number-rows-repeated="3">
          <table:table-cell table:style-name="ce15" table:number-columns-repeated="3"/>
          <table:table-cell table:number-columns-repeated="1021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04/10/2020</text:date>, <text:time>22:5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4-10T22:51:18.52</dc:date>
    <meta:editing-duration>P1DT3H48M37S</meta:editing-duration>
    <meta:editing-cycles>78</meta:editing-cycles>
    <meta:document-statistic meta:table-count="3" meta:cell-count="1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